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ssió</text:p>
          </table:table-cell>
          <table:table-cell office:value-type="string" calcext:value-type="string">
            <text:p>total goals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max steps</text:p>
          </table:table-cell>
          <table:table-cell office:value-type="string" calcext:value-type="string">
            <text:p>init agents</text:p>
          </table:table-cell>
          <table:table-cell office:value-type="string" calcext:value-type="string">
            <text:p>max agents</text:p>
          </table:table-cell>
          <table:table-cell office:value-type="string" calcext:value-type="string">
            <text:p>type agents</text:p>
          </table:table-cell>
          <table:table-cell office:value-type="string" calcext:value-type="string">
            <text:p>ep 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+[.D2]+[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[.D3]+[.E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+[.D4]+[.E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+[.D5]+[.E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+[.D6]+[.E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+[.D7]+[.E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+[.D8]+[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+[.D9]+[.E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+[.D10]+[.E1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+[.D11]+[.E1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+[.D12]+[.E1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+[.D13]+[.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+[.D14]+[.E1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+[.D15]+[.E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+[.D16]+[.E1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+[.D17]+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+[.D18]+[.E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+[.D19]+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+[.D20]+[.E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+[.D21]+[.E21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3:26:40.445543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08T13:19:56.915672149</meta:creation-date>
    <dc:date>2016-01-08T13:34:06.546069024</dc:date>
    <dc:creator>Xavier Rubio-Campillo</dc:creator>
    <meta:editing-duration>PT13M54S</meta:editing-duration>
    <meta:editing-cycles>2</meta:editing-cycles>
    <meta:generator>LibreOffice/4.4.3.2$Linux_X86_64 LibreOffice_project/40m0$Build-2</meta:generator>
    <meta:document-statistic meta:table-count="1" meta:cell-count="178" meta:object-count="0"/>
  </office:meta>
</office:document-meta>
</file>